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SLTT10" svg:font-family="CMSLTT10"/>
    <style:font-face style:name="Liberat" svg:font-family="Liberat"/>
    <style:font-face style:name="Mangal1" svg:font-family="Mangal"/>
    <style:font-face style:name="arial" svg:font-family="arial,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ce730" officeooo:paragraph-rsid="000ce730"/>
    </style:style>
    <style:style style:name="P2" style:family="paragraph" style:parent-style-name="Standard">
      <style:paragraph-properties fo:text-align="center" style:justify-single-word="false"/>
      <style:text-properties officeooo:rsid="000d984c" officeooo:paragraph-rsid="000d984c"/>
    </style:style>
    <style:style style:name="P3" style:family="paragraph" style:parent-style-name="Standard">
      <style:paragraph-properties fo:text-align="center" style:justify-single-word="false"/>
      <style:text-properties officeooo:rsid="000f83db" officeooo:paragraph-rsid="000f83db"/>
    </style:style>
    <style:style style:name="P4" style:family="paragraph" style:parent-style-name="Standard">
      <style:paragraph-properties fo:text-align="start" style:justify-single-word="false"/>
      <style:text-properties officeooo:rsid="000f83db" officeooo:paragraph-rsid="000f83db"/>
    </style:style>
    <style:style style:name="P5" style:family="paragraph" style:parent-style-name="Standard">
      <style:paragraph-properties fo:text-align="start" style:justify-single-word="false"/>
      <style:text-properties officeooo:rsid="000fedcb" officeooo:paragraph-rsid="001356b8"/>
    </style:style>
    <style:style style:name="P6" style:family="paragraph" style:parent-style-name="Standard">
      <style:paragraph-properties fo:text-align="start" style:justify-single-word="false"/>
      <style:text-properties officeooo:rsid="00144891" officeooo:paragraph-rsid="001537ec"/>
    </style:style>
    <style:style style:name="P7" style:family="paragraph" style:parent-style-name="Standard">
      <style:paragraph-properties fo:text-align="start" style:justify-single-word="false"/>
      <style:text-properties officeooo:rsid="00144891" officeooo:paragraph-rsid="00167399"/>
    </style:style>
    <style:style style:name="P8" style:family="paragraph" style:parent-style-name="Standard">
      <style:paragraph-properties fo:text-align="start" style:justify-single-word="false"/>
      <style:text-properties fo:font-style="normal" style:text-underline-style="none" officeooo:rsid="001356b8" officeooo:paragraph-rsid="001356b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144891" officeooo:paragraph-rsid="00144891"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144891" officeooo:paragraph-rsid="00144891"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1537ec" officeooo:paragraph-rsid="001537ec" style:font-style-asian="normal" style:font-style-complex="normal"/>
    </style:style>
    <style:style style:name="P12" style:family="paragraph" style:parent-style-name="Standard">
      <style:paragraph-properties fo:text-align="start" style:justify-single-word="false"/>
      <style:text-properties fo:font-style="normal" officeooo:rsid="001356b8" officeooo:paragraph-rsid="001356b8" style:font-style-asian="normal" style:font-style-complex="normal"/>
    </style:style>
    <style:style style:name="P13" style:family="paragraph" style:parent-style-name="Standard">
      <style:paragraph-properties fo:text-align="start" style:justify-single-word="false"/>
      <style:text-properties officeooo:rsid="0018ed7b" officeooo:paragraph-rsid="001d3ba8"/>
    </style:style>
    <style:style style:name="P14" style:family="paragraph" style:parent-style-name="Standard">
      <style:paragraph-properties fo:text-align="start" style:justify-single-word="false"/>
      <style:text-properties officeooo:rsid="0021694f" officeooo:paragraph-rsid="0021694f"/>
    </style:style>
    <style:style style:name="P15" style:family="paragraph" style:parent-style-name="Standard">
      <style:paragraph-properties fo:text-align="start" style:justify-single-word="false"/>
      <style:text-properties fo:font-style="normal" style:text-underline-style="none" officeooo:rsid="00247140" officeooo:paragraph-rsid="0021694f"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47140" officeooo:paragraph-rsid="00247140"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6a0ed" officeooo:paragraph-rsid="0026a0ed" style:font-style-asian="normal" style:font-style-complex="normal"/>
    </style:style>
    <style:style style:name="P18" style:family="paragraph" style:parent-style-name="Standard">
      <style:paragraph-properties fo:text-align="center" style:justify-single-word="false"/>
      <style:text-properties fo:font-style="normal" style:text-underline-style="none" officeooo:rsid="0026a0ed" officeooo:paragraph-rsid="0026a0ed" style:font-style-asian="normal" style:font-style-complex="normal"/>
    </style:style>
    <style:style style:name="P19" style:family="paragraph" style:parent-style-name="Standard">
      <style:paragraph-properties fo:text-align="center" style:justify-single-word="false"/>
      <style:text-properties fo:font-style="normal" style:text-underline-style="none" officeooo:rsid="00278a10" officeooo:paragraph-rsid="00278a10"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278a10" officeooo:paragraph-rsid="00278a10"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278a10" officeooo:paragraph-rsid="00283820"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278a10" officeooo:paragraph-rsid="0028e6bb"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278a10" officeooo:paragraph-rsid="0028fc0d"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278a10" officeooo:paragraph-rsid="0029b75e"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278a10" officeooo:paragraph-rsid="002a191c"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28eb2a" officeooo:paragraph-rsid="0028eb2a"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29b75e" officeooo:paragraph-rsid="0029b75e"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2a191c" officeooo:paragraph-rsid="002a191c"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2ae3e9" officeooo:paragraph-rsid="002ae3e9"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2cddc0" officeooo:paragraph-rsid="002cddc0"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2f98a6" officeooo:paragraph-rsid="0032aa1e"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34907d" officeooo:paragraph-rsid="003875ee"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38bf1e" officeooo:paragraph-rsid="0038bf1e"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3a6f38" officeooo:paragraph-rsid="003a6f38"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3c6701" officeooo:paragraph-rsid="003c6701"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3da2cd" officeooo:paragraph-rsid="003da2cd" style:font-style-asian="normal" style:font-style-complex="normal"/>
    </style:style>
    <style:style style:name="P37" style:family="paragraph" style:parent-style-name="Standard">
      <style:paragraph-properties fo:text-align="start" style:justify-single-word="false"/>
      <style:text-properties fo:font-style="normal" officeooo:rsid="0021694f" officeooo:paragraph-rsid="00259036" style:font-style-asian="normal" style:font-style-complex="normal"/>
    </style:style>
    <style:style style:name="P38" style:family="paragraph" style:parent-style-name="Standard">
      <style:paragraph-properties fo:text-align="start" style:justify-single-word="false"/>
      <style:text-properties fo:language="en" fo:country="US" fo:font-style="normal" style:text-underline-style="none" officeooo:rsid="0026a0ed" officeooo:paragraph-rsid="0026a0ed" style:font-style-asian="normal" style:font-style-complex="normal"/>
    </style:style>
    <style:style style:name="P39" style:family="paragraph" style:parent-style-name="Standard">
      <style:paragraph-properties fo:text-align="center" style:justify-single-word="false"/>
      <style:text-properties fo:font-size="14pt" fo:font-style="normal" style:text-underline-style="none" officeooo:rsid="00247140" officeooo:paragraph-rsid="0021694f" style:font-size-asian="14pt" style:font-style-asian="normal" style:font-size-complex="14pt" style:font-style-complex="normal"/>
    </style:style>
    <style:style style:name="P40" style:family="paragraph" style:parent-style-name="Standard">
      <style:text-properties fo:font-variant="normal" fo:text-transform="none" fo:color="#000000" style:font-name="Liberation Serif" fo:font-size="12pt" fo:letter-spacing="normal" fo:font-style="normal" fo:font-weight="normal" officeooo:paragraph-rsid="0029b75e" style:font-size-asian="12pt" style:font-size-complex="12pt"/>
    </style:style>
    <style:style style:name="P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9b75e" style:font-name-asian="CMSLTT10" style:font-size-asian="12pt" style:font-name-complex="CMSLTT10" style:font-size-complex="12pt"/>
    </style:style>
    <style:style style:name="P42" style:family="paragraph" style:parent-style-name="Standard">
      <style:text-properties fo:color="#000000" style:font-name="Liberation Serif" fo:font-size="12pt" officeooo:paragraph-rsid="0029b75e" style:font-size-asian="12pt" style:font-size-complex="12pt"/>
    </style:style>
    <style:style style:name="P43" style:family="paragraph" style:parent-style-name="Standard">
      <style:text-properties fo:color="#000000" style:font-name="Liberation Serif" fo:font-size="12pt" officeooo:rsid="003599dc" officeooo:paragraph-rsid="0029b75e" style:font-size-asian="12pt" style:font-size-complex="12pt"/>
    </style:style>
    <style:style style:name="P44" style:family="paragraph" style:parent-style-name="Standard">
      <style:text-properties fo:color="#000000" style:font-name="Liberation Serif" fo:font-size="12pt" officeooo:rsid="00105f7d" officeooo:paragraph-rsid="0029b75e" style:font-size-asian="12pt" style:font-size-complex="12pt"/>
    </style:style>
    <style:style style:name="P45" style:family="paragraph" style:parent-style-name="Standard">
      <style:paragraph-properties fo:text-align="start" style:justify-single-word="false" style:writing-mode="lr-tb"/>
      <style:text-properties fo:font-style="normal" style:text-underline-style="none" officeooo:rsid="00278a10" officeooo:paragraph-rsid="00278a10" style:font-style-asian="normal" style:font-style-complex="normal"/>
    </style:style>
    <style:style style:name="P46" style:family="paragraph" style:parent-style-name="Standard">
      <style:paragraph-properties fo:text-align="start" style:justify-single-word="false" style:writing-mode="lr-tb"/>
      <style:text-properties fo:font-style="normal" style:text-underline-style="none" officeooo:rsid="00278a10" officeooo:paragraph-rsid="00283820" style:font-style-asian="normal" style:font-style-complex="normal"/>
    </style:style>
    <style:style style:name="P47" style:family="paragraph" style:parent-style-name="Standard">
      <style:paragraph-properties fo:margin-left="0cm" fo:margin-right="0cm" fo:text-indent="0cm" style:auto-text-indent="false"/>
      <style:text-properties fo:color="#000000" style:font-name="Liberation Serif" fo:font-size="12pt" officeooo:paragraph-rsid="0029b75e" style:font-size-asian="12pt" style:font-size-complex="12pt"/>
    </style:style>
    <style:style style:name="P48" style:family="paragraph" style:parent-style-name="Standard">
      <style:paragraph-properties fo:margin-left="3.175cm" fo:margin-right="0.474cm" fo:text-indent="-3.175cm" style:auto-text-indent="false"/>
      <style:text-properties fo:font-variant="normal" fo:text-transform="none" fo:color="#000000" style:font-name="Liberation Serif" fo:font-size="12pt" fo:letter-spacing="normal" fo:font-style="normal" fo:font-weight="normal" officeooo:paragraph-rsid="0029b75e" style:font-size-asian="12pt" style:font-size-complex="12pt"/>
    </style:style>
    <style:style style:name="P4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Liberation Serif" fo:font-size="12pt" fo:letter-spacing="normal" fo:font-style="normal" fo:font-weight="normal" officeooo:rsid="002aff67" officeooo:paragraph-rsid="0029b75e" style:font-size-asian="12pt" style:font-size-complex="12pt"/>
    </style:style>
    <style:style style:name="P50" style:family="paragraph" style:parent-style-name="Standard">
      <style:paragraph-properties fo:margin-left="0cm" fo:margin-right="0cm" fo:text-align="center" style:justify-single-word="false" fo:text-indent="0cm" style:auto-text-indent="false" style:writing-mode="rl-tb"/>
      <style:text-properties fo:font-style="normal" style:text-underline-style="none" officeooo:rsid="002a191c" officeooo:paragraph-rsid="002a191c" style:font-style-asian="normal" style:font-style-complex="normal"/>
    </style:style>
    <style:style style:name="P51" style:family="paragraph" style:parent-style-name="Standard">
      <style:paragraph-properties fo:margin-left="0cm" fo:margin-right="0cm" fo:text-align="end" style:justify-single-word="false" fo:text-indent="0cm" style:auto-text-indent="false" style:writing-mode="rl-tb"/>
      <style:text-properties fo:font-style="normal" style:text-underline-style="none" fo:font-weight="normal" officeooo:rsid="002a191c" officeooo:paragraph-rsid="002a191c" style:font-style-asian="normal" style:font-weight-asian="normal" style:font-style-complex="normal" style:font-weight-complex="normal"/>
    </style:style>
    <style:style style:name="P52"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officeooo:rsid="00247140" officeooo:paragraph-rsid="0021694f" style:font-style-asian="normal" style:font-style-complex="normal"/>
    </style:style>
    <style:style style:name="P53"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officeooo:rsid="002f98a6" officeooo:paragraph-rsid="0032aa1e" style:font-style-asian="normal" style:font-style-complex="normal"/>
    </style:style>
    <style:style style:name="P54" style:family="paragraph" style:parent-style-name="Table_20_Contents">
      <style:paragraph-properties fo:text-align="center" style:justify-single-word="false"/>
      <style:text-properties officeooo:rsid="0026a0ed" officeooo:paragraph-rsid="0026a0ed"/>
    </style:style>
    <style:style style:name="P55" style:family="paragraph" style:parent-style-name="Table_20_Contents">
      <style:paragraph-properties fo:text-align="center" style:justify-single-word="false"/>
      <style:text-properties officeooo:rsid="0027077f" officeooo:paragraph-rsid="0027077f"/>
    </style:style>
    <style:style style:name="P56" style:family="paragraph" style:parent-style-name="Table_20_Contents">
      <style:paragraph-properties fo:text-align="center" style:justify-single-word="false"/>
      <style:text-properties officeooo:rsid="00278a10" officeooo:paragraph-rsid="00278a10"/>
    </style:style>
    <style:style style:name="P57" style:family="paragraph" style:parent-style-name="Table_20_Contents">
      <style:paragraph-properties fo:text-align="center" style:justify-single-word="false"/>
      <style:text-properties officeooo:rsid="00283820" officeooo:paragraph-rsid="00283820"/>
    </style:style>
    <style:style style:name="P58" style:family="paragraph" style:parent-style-name="Table_20_Contents">
      <style:paragraph-properties fo:text-align="center" style:justify-single-word="false"/>
      <style:text-properties officeooo:rsid="002cddc0" officeooo:paragraph-rsid="002cddc0"/>
    </style:style>
    <style:style style:name="P59" style:family="paragraph" style:parent-style-name="Table_20_Contents">
      <style:paragraph-properties fo:text-align="center" style:justify-single-word="false"/>
      <style:text-properties officeooo:rsid="002e7934" officeooo:paragraph-rsid="002e7934"/>
    </style:style>
    <style:style style:name="T1" style:family="text">
      <style:text-properties officeooo:rsid="000d984c"/>
    </style:style>
    <style:style style:name="T2" style:family="text">
      <style:text-properties fo:font-style="normal" officeooo:rsid="0011c339" style:font-style-asian="normal" style:font-style-complex="normal"/>
    </style:style>
    <style:style style:name="T3" style:family="text">
      <style:text-properties fo:font-style="normal" officeooo:rsid="001356b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56b8" style:font-style-asian="normal" style:font-style-complex="normal"/>
    </style:style>
    <style:style style:name="T6" style:family="text">
      <style:text-properties fo:font-style="normal" style:text-underline-style="none" officeooo:rsid="00144891" style:font-style-asian="normal" style:font-style-complex="normal"/>
    </style:style>
    <style:style style:name="T7" style:family="text">
      <style:text-properties fo:font-style="normal" style:text-underline-style="none" officeooo:rsid="001537ec" style:font-style-asian="normal" style:font-style-complex="normal"/>
    </style:style>
    <style:style style:name="T8" style:family="text">
      <style:text-properties fo:font-style="normal" style:text-underline-style="none" officeooo:rsid="00167399" style:font-style-asian="normal" style:font-style-complex="normal"/>
    </style:style>
    <style:style style:name="T9" style:family="text">
      <style:text-properties fo:font-style="normal" style:text-underline-style="none" officeooo:rsid="00177535" style:font-style-asian="normal" style:font-style-complex="normal"/>
    </style:style>
    <style:style style:name="T10" style:family="text">
      <style:text-properties fo:font-style="normal" style:text-underline-style="none" officeooo:rsid="001aa183" style:font-style-asian="normal" style:font-style-complex="normal"/>
    </style:style>
    <style:style style:name="T11" style:family="text">
      <style:text-properties fo:font-style="normal" style:text-underline-style="none" officeooo:rsid="001d3ba8" style:font-style-asian="normal" style:font-style-complex="normal"/>
    </style:style>
    <style:style style:name="T12" style:family="text">
      <style:text-properties fo:font-style="normal" style:text-underline-style="none" officeooo:rsid="001e4924" style:font-style-asian="normal" style:font-style-complex="normal"/>
    </style:style>
    <style:style style:name="T13" style:family="text">
      <style:text-properties fo:font-style="normal" style:text-underline-style="none" officeooo:rsid="0021694f" style:font-style-asian="normal" style:font-style-complex="normal"/>
    </style:style>
    <style:style style:name="T14" style:family="text">
      <style:text-properties officeooo:rsid="000fedcb"/>
    </style:style>
    <style:style style:name="T15" style:family="text">
      <style:text-properties officeooo:rsid="0011c339"/>
    </style:style>
    <style:style style:name="T16" style:family="text">
      <style:text-properties fo:font-style="italic" style:font-style-asian="italic" style:font-style-complex="italic"/>
    </style:style>
    <style:style style:name="T17" style:family="text">
      <style:text-properties fo:font-style="italic" officeooo:rsid="0011c339" style:font-style-asian="italic" style:font-style-complex="italic"/>
    </style:style>
    <style:style style:name="T18" style:family="text">
      <style:text-properties fo:font-style="italic" style:text-underline-style="none" officeooo:rsid="0011c339" style:font-style-asian="italic" style:font-style-complex="italic"/>
    </style:style>
    <style:style style:name="T19" style:family="text">
      <style:text-properties style:text-underline-style="none"/>
    </style:style>
    <style:style style:name="T20" style:family="text">
      <style:text-properties style:text-underline-style="none" officeooo:rsid="00247140"/>
    </style:style>
    <style:style style:name="T21" style:family="text">
      <style:text-properties style:text-underline-style="none" officeooo:rsid="00259036"/>
    </style:style>
    <style:style style:name="T22" style:family="text">
      <style:text-properties fo:font-variant="normal" fo:text-transform="none" fo:letter-spacing="normal" fo:font-style="normal" fo:font-weight="normal" style:font-style-asian="normal" style:font-style-complex="normal"/>
    </style:style>
    <style:style style:name="T23" style:family="text">
      <style:text-properties fo:font-variant="normal" fo:text-transform="none" fo:letter-spacing="normal" fo:font-style="normal" fo:font-weight="normal" officeooo:rsid="00458e67" style:font-style-asian="normal" style:font-style-complex="normal"/>
    </style:style>
    <style:style style:name="T24" style:family="text">
      <style:text-properties fo:font-variant="normal" fo:text-transform="none" fo:letter-spacing="normal" fo:font-style="normal" fo:font-weight="normal" officeooo:rsid="0030925e" style:font-style-asian="normal" style:font-style-complex="normal"/>
    </style:style>
    <style:style style:name="T25" style:family="text">
      <style:text-properties officeooo:rsid="00283820"/>
    </style:style>
    <style:style style:name="T26" style:family="text">
      <style:text-properties officeooo:rsid="0028eb2a"/>
    </style:style>
    <style:style style:name="T27" style:family="text">
      <style:text-properties officeooo:rsid="0028fc0d"/>
    </style:style>
    <style:style style:name="T28" style:family="text">
      <style:text-properties officeooo:rsid="00458e67"/>
    </style:style>
    <style:style style:name="T29" style:family="text">
      <style:text-properties style:font-name-asian="CMSLTT10" style:font-name-complex="CMSLTT10"/>
    </style:style>
    <style:style style:name="T30" style:family="text">
      <style:text-properties officeooo:rsid="00458e67" style:font-name-asian="CMSLTT10" style:font-name-complex="CMSLTT10"/>
    </style:style>
    <style:style style:name="T31" style:family="text">
      <style:text-properties officeooo:rsid="0033f2ee" style:font-name-asian="CMSLTT10" style:font-name-complex="CMSLTT10"/>
    </style:style>
    <style:style style:name="T32" style:family="text">
      <style:text-properties style:font-style-asian="normal" style:font-style-complex="normal"/>
    </style:style>
    <style:style style:name="T33" style:family="text">
      <style:text-properties officeooo:rsid="00458e67" style:font-style-asian="normal" style:font-style-complex="normal"/>
    </style:style>
    <style:style style:name="T34" style:family="text">
      <style:text-properties officeooo:rsid="00399c91" style:font-style-asian="normal" style:font-style-complex="normal"/>
    </style:style>
    <style:style style:name="T35" style:family="text">
      <style:text-properties officeooo:rsid="003b389f" style:font-style-asian="normal" style:font-style-complex="normal"/>
    </style:style>
    <style:style style:name="T36" style:family="text">
      <style:text-properties officeooo:rsid="0040468a" style:font-style-asian="normal" style:font-style-complex="normal"/>
    </style:style>
    <style:style style:name="T37" style:family="text">
      <style:text-properties fo:color="#000000" style:font-name="Liberation Serif" fo:font-size="12pt" style:font-size-asian="12pt" style:font-size-complex="12pt"/>
    </style:style>
    <style:style style:name="T38" style:family="text">
      <style:text-properties fo:color="#000000" style:font-name="Liberation Serif" fo:font-size="12pt" officeooo:rsid="00458e67" style:font-size-asian="12pt" style:font-size-complex="12pt"/>
    </style:style>
    <style:style style:name="T39" style:family="text">
      <style:text-properties officeooo:rsid="0030492c"/>
    </style:style>
    <style:style style:name="T40" style:family="text">
      <style:text-properties fo:font-weight="bold" style:font-weight-asian="bold" style:font-weight-complex="bold"/>
    </style:style>
    <style:style style:name="T41" style:family="text">
      <style:text-properties officeooo:rsid="002e7934"/>
    </style:style>
    <style:style style:name="T42" style:family="text">
      <style:text-properties officeooo:rsid="0030dd27"/>
    </style:style>
    <style:style style:name="T43" style:family="text">
      <style:text-properties officeooo:rsid="0036799c"/>
    </style:style>
    <style:style style:name="T44" style:family="text">
      <style:text-properties officeooo:rsid="003c79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4">pédagogique</text:span> Mr. Imad H<text:span text:style-name="T15">AFIDI</text:span>, Professeur et chef de département <text:s/><text:span text:style-name="T14">Informatique et Télécoms, pour son suivit, ses conseils et ses recommandations qu’il m’a prodigué tout le long du stage. </text:span></text:p>
      <text:p text:style-name="P5">Je remercie <text:s/><text:span text:style-name="T15">mon encadrant au sein de </text:span><text:span text:style-name="T17">Méditel, </text:span><text:span text:style-name="T2">Mr. Hicham JADIR, Senior manager pricing et Business plans au bureau de Planification et pilotage de performance et madame </text:span><text:span text:style-name="T3">Sahar HASSANINE, expert analyste business planning à la direction Centrale Commerciale pour leur encadrement, disponibilité, conseils et leur accompagnement tout le long de la réalisation de ce travail. Ainsi que tout le corps actif de </text:span><text:span text:style-name="T18">Méditel. <text:line-break/></text:span><text:span text:style-name="T5">Mes remerciements s’adressent également au corps professoral de </text:span><text:span text:style-name="T6">l’École</text:span><text:span text:style-name="T5"> Nationale des Sciences Appliquées de Khouribga, en particuliers les enseignants du département génie Informatique d’avoir contribué à ma formation. </text:span></text:p>
      <text:p text:style-name="P8"/>
      <text:p text:style-name="P8">Chers membres du jury, c’est un honneur pour moi que vous avez accepté de juger mon travail. Je tiens à vous adresser mon respect et mes sincères remerciements. <text:s text:c="2"/></text:p>
      <text:p text:style-name="P9">Enfin, que toute personne ayant contribué de près ou de loin à la réussite de ce travail trouve ici l’expression de ma reconnaissance. </text:p>
      <text:p text:style-name="P9"><text:s/></text:p>
      <text:p text:style-name="P10"><text:soft-page-break/>Résumé<text:line-break/></text:p>
      <text:p text:style-name="P6"><text:span text:style-name="T4"><text:tab/>Dans le but d’optimiser et d’augmenter la performance du datamining et du business intelligence au sein de </text:span><text:span text:style-name="T18">Méditel, </text:span><text:span text:style-name="T4">l’opérateur cherche à passer au traitement des données en utilisant le langage R pour remplacer la solution courante et déjà opérationnelle fournie par SAS. En utilisant R <text:s/></text:span><text:span text:style-name="T18">Méditel </text:span><text:span text:style-name="T4">cherche à </text:span><text:span text:style-name="T7">intégrer une opportunité de développement et</text:span><text:span text:style-name="T4"> </text:span><text:span text:style-name="T7">d’optimisation de ses procédures qui se reposent sur l’exploitation et l’analyse de données. </text:span></text:p>
      <text:p text:style-name="P11"/>
      <text:p text:style-name="P7"><text:span text:style-name="T7">Dans ce cadre, s’inscrit ce projet de fin d’étude au sein de </text:span><text:span text:style-name="T18">Méditel</text:span><text:span text:style-name="T4"> </text:span><text:span text:style-name="T7">ayant pour objectif: Tester les performance de R </text:span><text:span text:style-name="T8">et savoir son apport vis à vis de SAS à </text:span><text:span text:style-name="T18">Méditel </text:span><text:span text:style-name="T8">et proposer un </text:span><text:span text:style-name="T9">scénario</text:span><text:span text:style-name="T8"> d’intégration de cet outil d’analyse.</text:span><text:span text:style-name="T4"> <text:s text:c="23"/></text:span></text:p>
      <text:p text:style-name="P9"/>
      <text:p text:style-name="P13"><text:span text:style-name="T4">Pour aboutir à cet objectif, la démarche suivie consiste, au premier temps, à faire une étude sur l’utilisation de SAS et </text:span><text:span text:style-name="T11">s</text:span><text:span text:style-name="T4">on environnement au sein du département Pricing et Business intelligence pour en tirer le maxi</text:span><text:span text:style-name="T10">mum de cas d’utilisation de cet outil. La deuxième étape consiste à se documenter et se familiariser avec le langage R </text:span><text:span text:style-name="T11">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18">Méditel </text:span><text:span text:style-name="T11">qui est la migration entre formules pour les clients mobile. Le travail sur ce sujet s’est appuyé </text:span><text:span text:style-name="T12">sur plusieurs analyses </text:span><text:span text:style-name="T13">de performance, scalabilité et de productivité. Avec une illustration à travers un modèle prédictif de migration comme étant produit de ce sujet. <text:line-break/></text:span></text:p>
      <text:p text:style-name="P14"><text:span text:style-name="T13">C</text:span><text:span text:style-name="T4">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37">En comparaison avec les papiers blancs produits lors d'un modèle de prédiction fait par les consultants SAS pour le phénomène <text:span text:style-name="T16">Churn </text:span>(résiliation ou suspension de ligne) chez <text:span text:style-name="T18">Méditel, </text:span><text:span text:style-name="T19">la validité et la fiabilité du modèle </text:span><text:span text:style-name="T20">sera estimée et programmée pour une mise à jour du modèle automatique. </text:span></text:p>
      <text:p text:style-name="P37"><text:span text:style-name="T20"/></text:p>
      <text:p text:style-name="P37"><text:span text:style-name="T21">Mots clé :</text:span></text:p>
      <text:p text:style-name="P37"><text:span text:style-name="T21"/></text:p>
      <text:p text:style-name="P37"><text:span text:style-name="T21">Business intelligence, data mining, SAS, open source R, Revolution R entreprise, Modèles de prédiction. </text:span><text:span text:style-name="T20"><text:line-break/><text:line-break/></text:span></text:p>
      <text:p text:style-name="P15"/>
      <text:p text:style-name="P15"/>
      <text:p text:style-name="P18">Abstract</text:p>
      <text:p text:style-name="P15"/>
      <text:p text:style-name="P38"><text:tab/>In order to optimize and increase the performance of data mining and business intelligence in <text:span text:style-name="T16">Meditel</text:span>, the operator tries to move the data processing to R language instead of the actual solution already operational and provided by SAS. Using R <text:span text:style-name="T16">Meditel</text:span> seeks to integrate an opportunity for development and optimization of its procedures which are based on the exploitation and the analysis of data.</text:p>
      <text:p text:style-name="P38">In this context, this project aims at: Testing the performance of R and benchmark it with SAS and suggest an integration scenario for this analysis tool.</text:p>
      <text:p text:style-name="P17"/>
      <text:p text:style-name="P38">To achieve this, the approach consists first on a study of how SAS and its environment are used within the department of Pricing and Business Intelligence to get the maximum use cases. The <text:soft-page-break/>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16">Meditel</text:span> customers who migrate between formulas and offers. The work on this subject was based on several analyzes of performance, scalability and productivity. With an illustration through a predictive model of migration as product of this.</text:p>
      <text:p text:style-name="P17"/>
      <text:p text:style-name="P38">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16">Meditel</text:span>, validity and reliability of the model will be estimated and planned for an automatic update of the model.</text:p>
      <text:p text:style-name="P15"/>
      <text:p text:style-name="P15"/>
      <text:p text:style-name="P50">ملخص </text:p>
      <text:p text:style-name="P51"/>
      <text:p text:style-name="P51">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51"/>
      <text:p text:style-name="P51">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51"/>
      <text:p text:style-name="P51">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8"/>
      <text:p text:style-name="P15"/>
      <text:p text:style-name="P39">Table des Abréviations </text:p>
      <text:p text:style-name="P15"/>
      <table:table table:name="Table1" table:style-name="Table1">
        <table:table-column table:style-name="Table1.A" table:number-columns-repeated="2"/>
        <table:table-row>
          <table:table-cell table:style-name="Table1.A1" office:value-type="string">
            <text:p text:style-name="P54">Méditel</text:p>
          </table:table-cell>
          <table:table-cell table:style-name="Table1.B1" office:value-type="string">
            <text:p text:style-name="P54">Deuxième opérateur de télécommunication au Maroc </text:p>
          </table:table-cell>
        </table:table-row>
        <table:table-row>
          <table:table-cell table:style-name="Table1.A2" office:value-type="string">
            <text:p text:style-name="P58">SGBD</text:p>
          </table:table-cell>
          <table:table-cell table:style-name="Table1.B2" office:value-type="string">
            <text:p text:style-name="P58">Systèmes de gestion de base de données</text:p>
          </table:table-cell>
        </table:table-row>
        <table:table-row>
          <table:table-cell table:style-name="Table1.A2" office:value-type="string">
            <text:p text:style-name="P54">BI</text:p>
          </table:table-cell>
          <table:table-cell table:style-name="Table1.B2" office:value-type="string">
            <text:p text:style-name="P54">Business intelligence</text:p>
          </table:table-cell>
        </table:table-row>
        <table:table-row>
          <table:table-cell table:style-name="Table1.A2" office:value-type="string">
            <text:p text:style-name="P59">CRM</text:p>
          </table:table-cell>
          <table:table-cell table:style-name="Table1.B2" office:value-type="string">
            <text:p text:style-name="P59">Client relationnal management</text:p>
          </table:table-cell>
        </table:table-row>
        <table:table-row>
          <table:table-cell table:style-name="Table1.A2" office:value-type="string">
            <text:p text:style-name="P55">SAS</text:p>
          </table:table-cell>
          <table:table-cell table:style-name="Table1.B2" office:value-type="string">
            <text:p text:style-name="P55">Statistical Analysis System</text:p>
          </table:table-cell>
        </table:table-row>
        <table:table-row>
          <table:table-cell table:style-name="Table1.A2" office:value-type="string">
            <text:p text:style-name="P57">BO</text:p>
          </table:table-cell>
          <table:table-cell table:style-name="Table1.B2" office:value-type="string">
            <text:p text:style-name="P57">Business Object</text:p>
          </table:table-cell>
        </table:table-row>
        <table:table-row>
          <table:table-cell table:style-name="Table1.A2" office:value-type="string">
            <text:p text:style-name="P55">DSI</text:p>
          </table:table-cell>
          <table:table-cell table:style-name="Table1.B2" office:value-type="string">
            <text:p text:style-name="P55">Division des systèmes d'information</text:p>
          </table:table-cell>
        </table:table-row>
        <table:table-row>
          <table:table-cell table:style-name="Table1.A2" office:value-type="string">
            <text:p text:style-name="P55">MMPR</text:p>
          </table:table-cell>
          <table:table-cell table:style-name="Table1.B2" office:value-type="string">
            <text:p text:style-name="P55">Montant Moyen Par Recharge</text:p>
          </table:table-cell>
        </table:table-row>
        <table:table-row>
          <table:table-cell table:style-name="Table1.A2" office:value-type="string">
            <text:p text:style-name="P55">CA</text:p>
          </table:table-cell>
          <table:table-cell table:style-name="Table1.B2" office:value-type="string">
            <text:p text:style-name="P55">Chiffre d'affaire</text:p>
          </table:table-cell>
        </table:table-row>
        <table:table-row>
          <table:table-cell table:style-name="Table1.A2" office:value-type="string">
            <text:p text:style-name="P55">IB</text:p>
          </table:table-cell>
          <table:table-cell table:style-name="Table1.B2" office:value-type="string">
            <text:p text:style-name="P55">Inbound</text:p>
          </table:table-cell>
        </table:table-row>
        <text:soft-page-break/>
        <table:table-row>
          <table:table-cell table:style-name="Table1.A2" office:value-type="string">
            <text:p text:style-name="P55">OB</text:p>
          </table:table-cell>
          <table:table-cell table:style-name="Table1.B2" office:value-type="string">
            <text:p text:style-name="P55">Outbound</text:p>
          </table:table-cell>
        </table:table-row>
        <table:table-row>
          <table:table-cell table:style-name="Table1.A2" office:value-type="string">
            <text:p text:style-name="P55">RevoR</text:p>
          </table:table-cell>
          <table:table-cell table:style-name="Table1.B2" office:value-type="string">
            <text:p text:style-name="P55">Revolution R</text:p>
          </table:table-cell>
        </table:table-row>
        <table:table-row>
          <table:table-cell table:style-name="Table1.A2" office:value-type="string">
            <text:p text:style-name="P56">KKPV</text:p>
          </table:table-cell>
          <table:table-cell table:style-name="Table1.B2" office:value-type="string">
            <text:p text:style-name="P56">K Plus proches voisins </text:p>
          </table:table-cell>
        </table:table-row>
        <table:table-row>
          <table:table-cell table:style-name="Table1.A2" office:value-type="string">
            <text:p text:style-name="P56">SVM</text:p>
          </table:table-cell>
          <table:table-cell table:style-name="Table1.B2" office:value-type="string">
            <text:p text:style-name="P56">Séparateurs à vaste marge</text:p>
          </table:table-cell>
        </table:table-row>
        <table:table-row>
          <table:table-cell table:style-name="Table1.A2" office:value-type="string">
            <text:p text:style-name="P56">ROC</text:p>
          </table:table-cell>
          <table:table-cell table:style-name="Table1.B2" office:value-type="string">
            <text:p text:style-name="P56">Receiver Operating Characteristics</text:p>
          </table:table-cell>
        </table:table-row>
        <table:table-row>
          <table:table-cell table:style-name="Table1.A2" office:value-type="string">
            <text:p text:style-name="P56">ScalerR</text:p>
          </table:table-cell>
          <table:table-cell table:style-name="Table1.B2" office:value-type="string">
            <text:p text:style-name="P56">Partie qui gères les lots de données de RevoR</text:p>
          </table:table-cell>
        </table:table-row>
        <table:table-row>
          <table:table-cell table:style-name="Table1.A2" office:value-type="string">
            <text:p text:style-name="P56">RRO</text:p>
          </table:table-cell>
          <table:table-cell table:style-name="Table1.B2" office:value-type="string">
            <text:p text:style-name="P56">Revolution R Open</text:p>
          </table:table-cell>
        </table:table-row>
        <table:table-row>
          <table:table-cell table:style-name="Table1.A2" office:value-type="string">
            <text:p text:style-name="P56">RRE</text:p>
          </table:table-cell>
          <table:table-cell table:style-name="Table1.B2" office:value-type="string">
            <text:p text:style-name="P56">Revolution R Entreprise</text:p>
          </table:table-cell>
        </table:table-row>
        <table:table-row>
          <table:table-cell table:style-name="Table1.A2" office:value-type="string">
            <text:p text:style-name="P56">IDE</text:p>
          </table:table-cell>
          <table:table-cell table:style-name="Table1.B2" office:value-type="string">
            <text:p text:style-name="P56">Integrated Developement Environment</text:p>
          </table:table-cell>
        </table:table-row>
        <table:table-row>
          <table:table-cell table:style-name="Table1.A2" office:value-type="string">
            <text:p text:style-name="P56">GUI</text:p>
          </table:table-cell>
          <table:table-cell table:style-name="Table1.B2" office:value-type="string">
            <text:p text:style-name="P56">Graphical User interface</text:p>
          </table:table-cell>
        </table:table-row>
        <table:table-row>
          <table:table-cell table:style-name="Table1.A2" office:value-type="string">
            <text:p text:style-name="P56">CRAN</text:p>
          </table:table-cell>
          <table:table-cell table:style-name="Table1.B2" office:value-type="string">
            <text:p text:style-name="P56">Répositoire des bibliothèques R vérifiées</text:p>
          </table:table-cell>
        </table:table-row>
        <table:table-row>
          <table:table-cell table:style-name="Table1.A2" office:value-type="string">
            <text:p text:style-name="P56">ETL</text:p>
          </table:table-cell>
          <table:table-cell table:style-name="Table1.B2" office:value-type="string">
            <text:p text:style-name="P56">Extraction, Transformation, Chargement</text:p>
          </table:table-cell>
        </table:table-row>
      </table:table>
      <text:p text:style-name="P15"/>
      <text:p text:style-name="P15"/>
      <text:p text:style-name="P15"/>
      <text:p text:style-name="P15"/>
      <text:p text:style-name="P15"/>
      <text:p text:style-name="P15"/>
      <text:p text:style-name="P15"/>
      <text:p text:style-name="P19">SOMMAIRE</text:p>
      <text:p text:style-name="P26">Dédicace</text:p>
      <text:p text:style-name="P26">Remerciement</text:p>
      <text:p text:style-name="P26">Résumé</text:p>
      <text:p text:style-name="P26">Abstract</text:p>
      <text:p text:style-name="P27">ملخص </text:p>
      <text:p text:style-name="P26">Table des abréviations</text:p>
      <text:p text:style-name="P26">Sommaire</text:p>
      <text:p text:style-name="P26">Liste des figures</text:p>
      <text:p text:style-name="P26">Introduction</text:p>
      <text:p text:style-name="P26">Présentation d'état des lieux</text:p>
      <text:p text:style-name="P26"><text:tab/>Présentation de l'entreprise d’accueil</text:p>
      <text:p text:style-name="P26"><text:tab/><text:tab/>Historique</text:p>
      <text:p text:style-name="P26"><text:tab/><text:tab/>Chiffres clés </text:p>
      <text:p text:style-name="P26"><text:tab/><text:tab/>Valeurs</text:p>
      <text:p text:style-name="P26"><text:tab/><text:tab/><text:tab/>Simplicité</text:p>
      <text:p text:style-name="P26"><text:tab/><text:tab/><text:tab/>Transparence</text:p>
      <text:p text:style-name="P26"><text:tab/><text:tab/><text:tab/>Générosité </text:p>
      <text:p text:style-name="P26"><text:tab/><text:tab/><text:tab/>Proximité</text:p>
      <text:p text:style-name="P26"><text:tab/><text:tab/><text:tab/>Attention portée au client</text:p>
      <text:p text:style-name="P26"><text:tab/>Actionnariat et Conseil d’administration</text:p>
      <text:p text:style-name="P26"><text:tab/><text:tab/>Finance Com</text:p>
      <text:p text:style-name="P26"><text:tab/><text:tab/>La caisse des dépôts et de gestion</text:p>
      <text:p text:style-name="P26"><text:tab/><text:tab/>Orange, Groupe France Telecom</text:p>
      <text:p text:style-name="P26"><text:tab/>Organigramme</text:p>
      <text:p text:style-name="P26"><text:tab/><text:tab/>La direction Centrale Finance et Ressources</text:p>
      <text:p text:style-name="P26"><text:tab/><text:tab/>La direction Centrale Service</text:p>
      <text:p text:style-name="P26"><text:tab/><text:tab/>La direction Centrale Commerciale</text:p>
      <text:p text:style-name="P26"><text:soft-page-break/><text:tab/><text:tab/>La direction Centrale Entreprise </text:p>
      <text:p text:style-name="P26"><text:tab/><text:tab/>La direction Centrale Réseau</text:p>
      <text:p text:style-name="P26"><text:tab/>Présentation du service d’accueil</text:p>
      <text:p text:style-name="P26"><text:tab/><text:tab/>Département Pricing &amp; Buisiness Intelligence</text:p>
      <text:p text:style-name="P26"><text:tab/><text:tab/>Service Business Intelligence</text:p>
      <text:p text:style-name="P26"><text:tab/><text:tab/>État des lieux </text:p>
      <text:p text:style-name="P26"><text:tab/><text:tab/>Méthodologie et outils du Service Business Intelligence</text:p>
      <text:p text:style-name="P26"><text:tab/><text:tab/><text:tab/>Outils du service BI</text:p>
      <text:p text:style-name="P26"><text:tab/><text:tab/><text:tab/>Processus des demandes adressés au services</text:p>
      <text:p text:style-name="P26"><text:tab/>Présentation du projet</text:p>
      <text:p text:style-name="P26"><text:tab/><text:tab/>Problématique</text:p>
      <text:p text:style-name="P26"><text:tab/><text:tab/>Objectif du projet</text:p>
      <text:p text:style-name="P26"><text:tab/><text:tab/>Conduite du projet</text:p>
      <text:p text:style-name="P26"><text:tab/><text:tab/><text:tab/>Cycle de vie d'un projet de migration de technologie</text:p>
      <text:p text:style-name="P26"><text:tab/><text:tab/><text:tab/>Implémentation du cycle dans ce projet</text:p>
      <text:p text:style-name="P22"/>
      <text:p text:style-name="P22">A – <text:span text:style-name="T26">Solutions Open Source de data mining</text:span></text:p>
      <text:p text:style-name="P22"><text:tab/><text:span text:style-name="T27">A.1 – Orange</text:span></text:p>
      <text:p text:style-name="P22"><text:tab/><text:tab/><text:span text:style-name="T27">A.1.1 – Présentation de l'outil</text:span></text:p>
      <text:p text:style-name="P22"><text:tab/><text:tab/><text:span text:style-name="T27">A.1.2 – Puissance et limites</text:span></text:p>
      <text:p text:style-name="P25"><text:tab/><text:span text:style-name="T27">A.2 – Open source R</text:span></text:p>
      <text:p text:style-name="P25"><text:span text:style-name="T27"><text:tab/><text:tab/>A.2.1 – Présentation de l'outil</text:span></text:p>
      <text:p text:style-name="P23"><text:tab/><text:tab/><text:span text:style-name="T27">A.2.2 – Puissance et limites</text:span></text:p>
      <text:p text:style-name="P22"><text:tab/><text:span text:style-name="T27">A.3 – Weka</text:span></text:p>
      <text:p text:style-name="P23"><text:span text:style-name="T27"><text:tab/><text:tab/>A.3.1 – Présentation de l'outil</text:span></text:p>
      <text:p text:style-name="P23"><text:tab/><text:tab/><text:span text:style-name="T27">A.3.2 – Puissance et limites</text:span></text:p>
      <text:p text:style-name="P22"><text:tab/><text:span text:style-name="T27">A.4 – Rapid Miner</text:span></text:p>
      <text:p text:style-name="P23"><text:span text:style-name="T27"><text:tab/><text:tab/>A.3.1 – Présentation de l'outil</text:span></text:p>
      <text:p text:style-name="P23"><text:tab/><text:tab/><text:span text:style-name="T27">A.3.2 – Puissance et limites</text:span></text:p>
      <text:p text:style-name="P23"><text:tab/><text:span text:style-name="T27">A.5 Benchmarking</text:span></text:p>
      <text:p text:style-name="P23"><text:tab/><text:tab/><text:span text:style-name="T27">A.5.1 – Benchmarking technique</text:span></text:p>
      <text:p text:style-name="P23"><text:span text:style-name="T27"><text:tab/><text:tab/>A.5.2 – Benchmarking de performance</text:span></text:p>
      <text:p text:style-name="P23"><text:span text:style-name="T27"><text:s/></text:span><text:line-break/>B – Scénarios d'intégration R chez Méditel</text:p>
      <text:p text:style-name="P20"><text:tab/>B.1 – Revolution R Entreprise, R tout puissant</text:p>
      <text:p text:style-name="P20"><text:tab/><text:tab/>B.1.1 – Revolution R et la vision entreprise</text:p>
      <text:p text:style-name="P20"><text:tab/><text:tab/>B.1.2 – Puissance de RevoR</text:p>
      <text:p text:style-name="P20"><text:tab/><text:tab/>B.1.3 – Versions disponibles</text:p>
      <text:p text:style-name="P20"><text:tab/>B.2 – Scénarios d'intégration</text:p>
      <text:p text:style-name="P20"><text:tab/><text:tab/>B.2.1 – Intégrer R avec un IDE</text:p>
      <text:p text:style-name="P20"><text:tab/><text:tab/><text:tab/>B.2.1.a – Implémentation</text:p>
      <text:p text:style-name="P20"><text:tab/><text:tab/><text:tab/>B.2.1.b – Architecture</text:p>
      <text:p text:style-name="P20"><text:tab/><text:tab/><text:tab/>B.2.1.c – Avantages et inconvénients</text:p>
      <text:p text:style-name="P45"><text:tab/><text:tab/>B.2.2 – ShinnyApp avec R</text:p>
      <text:p text:style-name="P46"><text:tab/><text:tab/><text:tab/>B.2.2.<text:span text:style-name="T25">a</text:span> – <text:span text:style-name="T25">Principe et implémentation</text:span></text:p>
      <text:p text:style-name="P46"><text:tab/><text:tab/><text:tab/>B.2.<text:span text:style-name="T25">2</text:span>.b – Architecture</text:p>
      <text:p text:style-name="P46"><text:tab/><text:tab/><text:tab/>B.2.<text:span text:style-name="T25">2</text:span>.c – Avantages et inconvénients</text:p>
      <text:p text:style-name="P46"><text:tab/><text:tab/>B.2.<text:span text:style-name="T25">3</text:span> – <text:span text:style-name="T25">Noeuds Knime</text:span></text:p>
      <text:p text:style-name="P46"><text:tab/><text:tab/><text:tab/>B.2.<text:span text:style-name="T25">3.a</text:span> – <text:span text:style-name="T25">Knime pour le datamining</text:span></text:p>
      <text:p text:style-name="P46"><text:tab/><text:tab/><text:tab/>B.2.<text:span text:style-name="T25">3</text:span>.b – <text:span text:style-name="T25">R implémenté sur Knime</text:span></text:p>
      <text:p text:style-name="P46"><text:tab/><text:tab/><text:tab/>B.2.<text:span text:style-name="T25">3</text:span>.<text:span text:style-name="T25">c</text:span> – <text:span text:style-name="T25">Les nœuds R</text:span></text:p>
      <text:p text:style-name="P21"><text:tab/><text:tab/><text:tab/>B.2.<text:span text:style-name="T25">3</text:span>.<text:span text:style-name="T25">d</text:span> – Avantages et inconvénients</text:p>
      <text:p text:style-name="P22"><text:soft-page-break/><text:tab/><text:tab/><text:span text:style-name="T25">B.2.4 – Conclusion</text:span></text:p>
      <text:p text:style-name="P24"><text:line-break/><text:span text:style-name="T38">C - </text:span><text:span text:style-name="T37">Problématique de classification sous R :</text:span></text:p>
      <text:p text:style-name="P42"><text:span text:style-name="T28"><text:tab/>C.1 - </text:span>Problématique de classification </text:p>
      <text:p text:style-name="P42"><text:span text:style-name="T28"><text:tab/><text:tab/>C.1.1 - </text:span>Les arbres de décision</text:p>
      <text:p text:style-name="P42"><text:span text:style-name="T28"><text:tab/><text:tab/><text:tab/>C.1.1.1 - </text:span>Notion d'entropie : </text:p>
      <text:p text:style-name="P47"><text:span text:style-name="T28"><text:tab/><text:tab/><text:tab/>C.1.1.2 - </text:span>Notion <text:span text:style-name="T39">de gain d'information</text:span> : </text:p>
      <text:p text:style-name="P42"><text:span text:style-name="T28"><text:tab/><text:tab/><text:tab/>C.1.1.3 - </text:span>Arbre de décision sous R :</text:p>
      <text:p text:style-name="P42"><text:span text:style-name="T23"><text:tab/><text:tab/><text:tab/><text:tab/>C</text:span><text:span text:style-name="T24">.1.1.3.1 - </text:span><text:span text:style-name="T22">Rpart</text:span></text:p>
      <text:p text:style-name="P42"><text:span text:style-name="T23"><text:tab/><text:tab/><text:tab/><text:tab/>C</text:span><text:span text:style-name="T24">.1.1.3.2 - </text:span><text:span text:style-name="T22">Party</text:span><text:line-break/><text:tab/><text:tab/><text:tab/><text:span text:style-name="T28">C.1.1.4 - </text:span>Revolution R Entreprise et la classification</text:p>
      <text:p text:style-name="P42"><text:span text:style-name="T28"><text:tab/><text:tab/>C.1.2 - </text:span>Foret de décision</text:p>
      <text:p text:style-name="P42"><text:span text:style-name="T28"><text:tab/><text:tab/>C.1.3 - </text:span>Régression :</text:p>
      <text:p text:style-name="P40"><text:span text:style-name="T28"><text:tab/><text:tab/><text:tab/>C.1.3.1 - </text:span>Régression linéaire :</text:p>
      <text:p text:style-name="P40"><text:span text:style-name="T30"><text:tab/><text:tab/><text:tab/>C</text:span><text:span text:style-name="T31">.1.3.2 - </text:span><text:span text:style-name="T29">Régression logistique :</text:span></text:p>
      <text:p text:style-name="P41"><text:span text:style-name="T28"><text:tab/><text:tab/><text:tab/>C.1.3.3 - </text:span>Régression linéaire générale :</text:p>
      <text:p text:style-name="P42"><text:span text:style-name="T28"><text:tab/>C.2 - Mo</text:span>dèle d’appétence : Prédire les migrations prépayé =&gt; post payé</text:p>
      <text:p text:style-name="P43"><text:span text:style-name="T28"><text:tab/><text:tab/>C</text:span>.2.1 – Problématique </text:p>
      <text:p text:style-name="P42"><text:span text:style-name="T28"><text:tab/><text:tab/>C.2.2 – Préparation des données </text:span></text:p>
      <text:p text:style-name="P43"><text:span text:style-name="T28"><text:tab/><text:tab/>C</text:span>.2.3 – Problématique </text:p>
      <text:p text:style-name="P44"><text:span text:style-name="T28"><text:tab/><text:tab/><text:tab/>C.2.3.1 - </text:span>Liste des scriptes :</text:p>
      <text:p text:style-name="P48"><text:span text:style-name="T28"><text:tab/>C.2.3.2 - Scoring des modèles :</text:span></text:p>
      <text:p text:style-name="P49"><text:span text:style-name="T33"><text:tab/><text:tab/><text:tab/>C</text:span><text:span text:style-name="T34">.2.3.2.</text:span><text:span text:style-name="T35">1 – Tests de validité</text:span><text:span text:style-name="T32"> :</text:span></text:p>
      <text:p text:style-name="P49"><text:span text:style-name="T33"><text:tab/><text:tab/><text:tab/>C</text:span><text:span text:style-name="T34">.2.3.2.</text:span><text:span text:style-name="T36">2</text:span><text:span text:style-name="T35"> – </text:span><text:span text:style-name="T36">Rafraîchissement des modèles</text:span><text:span text:style-name="T32"> :</text:span></text:p>
      <text:p text:style-name="P49"><text:span text:style-name="T33"><text:tab/><text:tab/><text:tab/>C</text:span><text:span text:style-name="T34">.2.3.2.</text:span><text:span text:style-name="T36">3</text:span><text:span text:style-name="T35"> – </text:span><text:span text:style-name="T36">Industrialisation </text:span><text:span text:style-name="T32">:</text:span></text:p>
      <text:p text:style-name="P27">D – Conclusions et discussions</text:p>
      <text:p text:style-name="P27">Bibliographies</text:p>
      <text:p text:style-name="P27">Webographies</text:p>
      <text:p text:style-name="P27">Annexes</text:p>
      <text:p text:style-name="P52"/>
      <text:p text:style-name="P15"/>
      <text:p text:style-name="P15"><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29">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29">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30">La notion de Business Intelligence est apparue à la fin des années 1970 avec les premiers data-centers. Des systèmes qui envoyaient des requêtes directement sur les serveurs de production, ce qui se révélait plutôt dangereux pour ces derniers. Dans les années 1980, l’arrivée des bases relationnelles et du mode client/serveur a permis d’isoler l’informatique de production des dispositifs décisionnels. Dans la foulée, des acteurs spécialisés se sont lancés dans la définition de <text:soft-page-break/>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41">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30"/>
      <text:p text:style-name="P32">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43">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32"><text:span text:style-name="T43">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span></text:p>
      <text:p text:style-name="P30"/>
      <text:p text:style-name="P31">La distribution du parc des lignes mobiles est divisé en deux formules d'offres, des offres prépayées et autres post-payées. Un client peut prendre la décision de changer sa formule à tout temps <text:span text:style-name="T42">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31"/>
      <text:p text:style-name="P33">Le présent rapport synthétise tout le travail effectué dans cette perspective. Il est organisé comme suit :</text:p>
      <text:p text:style-name="P33"/>
      <text:p text:style-name="P33"><text:span text:style-name="T40">Partie 01 :</text:span> &lt; Présentation d'états des lieux&gt;</text:p>
      <text:p text:style-name="P34"/>
      <text:p text:style-name="P34">Dans ce chapitre, l'organisme d'accueil Méditélecom sera présenté avec quelques détails du secteur d'activité ainsi que l'état des lieux et de la méthodologie du fonctionnement du service Business intelligence au sein de l'opérateur.</text:p>
      <text:p text:style-name="P34"/>
      <text:p text:style-name="P33"><text:span text:style-name="T40">Partie 02 :</text:span> &lt;Comparaison entre les solutions Open source de mining&gt;</text:p>
      <text:p text:style-name="P33"/>
      <text:p text:style-name="P35">Ce chapitre a pour but de justifier le choix de R comme étant la solution Open Source proposée pour la migration de technologie du service pour faire du data mining <text:span text:style-name="T44">en le comparant avec trois autres outils open source de data mining.</text:span></text:p>
      <text:p text:style-name="P33"/>
      <text:p text:style-name="P33"><text:span text:style-name="T40">Partie 03 :</text:span> &lt;Scénarios d'intégration de R chez <text:span text:style-name="T16">Méditel</text:span>&gt;</text:p>
      <text:p text:style-name="P33"/>
      <text:p text:style-name="P36">Pour bénéficier d'une transition fluide des </text:p>
      <text:p text:style-name="P33"/>
      <text:p text:style-name="P33"><text:span text:style-name="T40">Partie 04 :</text:span> &lt;Problématique de classification sous R&gt;</text:p>
      <text:p text:style-name="P33"/>
      <text:p text:style-name="P33"><text:span text:style-name="T40">Partie 05 :</text:span> &lt;Conclusions et discussions&gt;</text:p>
      <text:p text:style-name="P33"/>
      <text:p text:style-name="P34">Ce rapport est clôturé par ce chapitre qui décrit les ajouts que le projet a pu apporter ainsi que les perspectives à envisager pour améliorer la performance du service. </text:p>
      <text:p text:style-name="P33"/>
      <text:p text:style-name="P33"><text:soft-page-break/></text:p>
      <text:p text:style-name="P31"/>
      <text:p text:style-name="P53"><text:span text:style-name="T42"><text:s/></text:span></text:p>
      <text:p text:style-name="P15"/>
      <text:p text:style-name="P15"/>
      <text:p text:style-name="P16"><text: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SLTT10" svg:font-family="CMSLTT10"/>
    <style:font-face style:name="Liberat" svg:font-family="Liberat"/>
    <style:font-face style:name="Mangal1" svg:font-family="Mangal"/>
    <style:font-face style:name="arial" svg:font-family="arial,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4H1M16S</meta:editing-duration>
    <meta:editing-cycles>32</meta:editing-cycles>
    <meta:generator>LibreOffice/5.0.5.2$Windows_x86 LibreOffice_project/55b006a02d247b5f7215fc6ea0fde844b30035b3</meta:generator>
    <dc:date>2016-05-20T16:27:30.816000000</dc:date>
    <meta:document-statistic meta:table-count="1" meta:image-count="0" meta:object-count="0" meta:page-count="8" meta:paragraph-count="206" meta:word-count="2476" meta:character-count="16185" meta:non-whitespace-character-count="13589"/>
  </office:meta>
</office:document-meta>
</file>